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leObj1" manifest:media-type=""/>
  <manifest:file-entry manifest:full-path="ObjectReplacements/OleObj2" manifest:media-type=""/>
  <manifest:file-entry manifest:full-path="OleObj1" manifest:media-type="application/octet-stream"/>
  <manifest:file-entry manifest:full-path="settings.xml" manifest:media-type="text/xml"/>
  <manifest:file-entry manifest:full-path="OleObj2" manifest:media-type="application/octet-stream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5.984cm" fo:margin-left="0cm" table:align="left" style:may-break-between-rows="true" style:writing-mode="lr-tb"/>
    </style:style>
    <style:style style:name="Tabelle1.A" style:family="table-column">
      <style:table-column-properties style:column-width="7.992cm"/>
    </style:style>
    <style:style style:name="Tabelle1.A1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1.B1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1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1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2" style:family="table">
      <style:table-properties style:width="15.984cm" fo:margin-left="0cm" table:align="left" style:may-break-between-rows="true" style:writing-mode="lr-tb"/>
    </style:style>
    <style:style style:name="Tabelle2.A" style:family="table-column">
      <style:table-column-properties style:column-width="5.327cm"/>
    </style:style>
    <style:style style:name="Tabelle2.B" style:family="table-column">
      <style:table-column-properties style:column-width="5.329cm"/>
    </style:style>
    <style:style style:name="Tabelle2.A1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2.B1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2.C1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2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2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2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2.A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2.B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2.C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3" style:family="table">
      <style:table-properties style:width="15.984cm" fo:margin-left="0cm" table:align="left" style:may-break-between-rows="true" style:writing-mode="lr-tb"/>
    </style:style>
    <style:style style:name="Tabelle3.A" style:family="table-column">
      <style:table-column-properties style:column-width="5.327cm"/>
    </style:style>
    <style:style style:name="Tabelle3.B" style:family="table-column">
      <style:table-column-properties style:column-width="5.329cm"/>
    </style:style>
    <style:style style:name="Tabelle3.A1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3.B1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3.C1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3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3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3.C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3.A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3.B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3.C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4" style:family="table">
      <style:table-properties style:width="15.984cm" fo:margin-left="0cm" table:align="left" style:may-break-between-rows="true" style:writing-mode="lr-tb"/>
    </style:style>
    <style:style style:name="Tabelle4.A" style:family="table-column">
      <style:table-column-properties style:column-width="7.992cm"/>
    </style:style>
    <style:style style:name="Tabelle4.A1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4.B1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4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4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4.A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4.B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4.A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le4.B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P1" style:family="paragraph" style:parent-style-name="Standard">
      <style:paragraph-properties fo:margin-top="0cm" fo:margin-bottom="0.282cm" loext:contextual-spacing="false" fo:line-height="100%" fo:text-align="start" style:justify-single-word="false"/>
    </style:style>
    <style:style style:name="P2" style:family="paragraph" style:parent-style-name="Standard">
      <style:paragraph-properties fo:margin-top="0cm" fo:margin-bottom="0.282cm" loext:contextual-spacing="false" fo:line-height="100%" fo:text-align="start" style:justify-single-word="false"/>
      <style:text-properties officeooo:paragraph-rsid="00137b04"/>
    </style:style>
    <style:style style:name="P3" style:family="paragraph" style:parent-style-name="Standard">
      <style:paragraph-properties fo:margin-top="0cm" fo:margin-bottom="0.282cm" loext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282cm" loext:contextual-spacing="false"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282cm" loext:contextual-spacing="false" fo:line-height="100%" fo:text-align="start" style:justify-single-word="false"/>
      <style:text-properties style:use-window-font-color="true" style:font-name="Calibri1" fo:font-size="12pt" fo:font-weight="bold" fo:background-color="transparent" style:font-name-asian="Calibri1" style:font-name-complex="Calibri1"/>
    </style:style>
    <style:style style:name="P6" style:family="paragraph" style:parent-style-name="Standard">
      <style:paragraph-properties fo:margin-top="0.423cm" fo:margin-bottom="0cm" loext:contextual-spacing="false" fo:line-height="100%" fo:text-align="start" style:justify-single-word="false"/>
      <style:text-properties fo:color="#2e74b5" style:font-name="Calibri Light" fo:font-size="16pt" fo:font-weight="normal" fo:background-color="transparent" style:font-name-asian="Calibri Light" style:font-name-complex="Calibri Light"/>
    </style:style>
    <style:style style:name="P7" style:family="paragraph" style:parent-style-name="Standard">
      <style:paragraph-properties fo:margin-top="0.423cm" fo:margin-bottom="0cm" loext:contextual-spacing="false" fo:line-height="100%" fo:text-align="start" style:justify-single-word="false"/>
      <style:text-properties fo:color="#2e74b5" style:font-name="Calibri Light" fo:font-size="16pt" fo:font-weight="normal" officeooo:rsid="00137b04" officeooo:paragraph-rsid="00137b04" fo:background-color="transparent" style:font-name-asian="Calibri Light" style:font-name-complex="Calibri Light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2pt" fo:font-weight="bold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2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3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4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5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6" style:family="paragraph" style:parent-style-name="Standard">
      <style:paragraph-properties fo:margin-top="0cm" fo:margin-bottom="0.282cm" loext:contextual-spacing="false" fo:line-height="100%" fo:text-align="start" style:justify-single-word="false"/>
      <style:text-properties style:use-window-font-color="true" style:font-name="Calibri1" fo:font-size="11pt" fo:font-weight="normal" officeooo:paragraph-rsid="00137b04" fo:background-color="transparent" style:font-name-asian="Calibri1" style:font-name-complex="Calibri1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 draw:visible-area-top="0cm" draw:visible-area-width="5.001cm" draw:visible-area-height="5.001cm"/>
    </style:style>
    <style:style style:name="fr2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Bilanz</text:p>
      <text:p text:style-name="P4">Die Bilanz ist die Gegenüberstellung aller Aktiven und Passiven eines Unternehmens zu einem bestimmten Zeitpunkt.</text:p>
      <text:p text:style-name="P4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8">Aktiven</text:p>
          </table:table-cell>
          <table:table-cell table:style-name="Tabelle1.B1" office:value-type="string">
            <text:p text:style-name="P8">Passiven</text:p>
          </table:table-cell>
        </table:table-row>
        <table:table-row>
          <table:table-cell table:style-name="Tabelle1.A2" office:value-type="string">
            <text:p text:style-name="P9">Die Aktivseite einer Bilanz zeigt, auf welche Weise ein Unternehmen die verfügbaren Mittel eingesetzt hat.</text:p>
          </table:table-cell>
          <table:table-cell table:style-name="Tabelle1.B2" office:value-type="string">
            <text:p text:style-name="P9">Die Passivseite zeigt, wie das Unternehmen seine Vermögenswerte finanziert hat.</text:p>
          </table:table-cell>
        </table:table-row>
      </table:table>
      <text:p text:style-name="P4"/>
      <text:p text:style-name="P5">Gliederung der Aktiven:</text:p>
      <text:p text:style-name="P4">Das Liquiditätsprinzip besagt: je schneller etwas zu Bargeld verflüssigt werden kann desto weiter oben steht dieser Vermögensposten auf der Aktivseite der Bilanz.</text:p>
      <table:table table:name="Tabelle2" table:style-name="Tabelle2">
        <table:table-column table:style-name="Tabelle2.A"/>
        <table:table-column table:style-name="Tabelle2.B" table:number-columns-repeated="2"/>
        <table:table-row>
          <table:table-cell table:style-name="Tabelle2.A1" office:value-type="string">
            <text:p text:style-name="P9">Gliederung</text:p>
          </table:table-cell>
          <table:table-cell table:style-name="Tabelle2.B1" office:value-type="string">
            <text:p text:style-name="P9">Erklärung</text:p>
          </table:table-cell>
          <table:table-cell table:style-name="Tabelle2.C1" office:value-type="string">
            <text:p text:style-name="P9">Typische Konti</text:p>
          </table:table-cell>
        </table:table-row>
        <table:table-row>
          <table:table-cell table:style-name="Tabelle2.A2" office:value-type="string">
            <text:p text:style-name="P9">Umlaufvermögen</text:p>
          </table:table-cell>
          <table:table-cell table:style-name="Tabelle2.B2" office:value-type="string">
            <text:p text:style-name="P9">Dient der Abwicklung des operativen Geschäfts und ist innerhalb eines Jahres liquidierbar.</text:p>
          </table:table-cell>
          <table:table-cell table:style-name="Tabelle2.C2" office:value-type="string">
            <text:list xml:id="list4811810404839780596" text:style-name="L1">
              <text:list-item>
                <text:p text:style-name="P11">Flüssige Mittel (Kasse, Post- und Bankguthaben)</text:p>
              </text:list-item>
              <text:list-item>
                <text:p text:style-name="P11">Debitoren (Guthaben bei Kunden)</text:p>
              </text:list-item>
              <text:list-item>
                <text:p text:style-name="P11">Vorräte</text:p>
              </text:list-item>
            </text:list>
          </table:table-cell>
        </table:table-row>
        <table:table-row>
          <table:table-cell table:style-name="Tabelle2.A3" office:value-type="string">
            <text:p text:style-name="P9">Anlagevermögen</text:p>
          </table:table-cell>
          <table:table-cell table:style-name="Tabelle2.B3" office:value-type="string">
            <text:p text:style-name="P9">Dient dem Unternehmen auf Dauer und ist nicht zur kurzfristigen Veräusserung bestimmt.</text:p>
          </table:table-cell>
          <table:table-cell table:style-name="Tabelle2.C3" office:value-type="string">
            <text:list xml:id="list1321719682149594528" text:style-name="L2">
              <text:list-item>
                <text:p text:style-name="P12">Finanzanlagen (Aktien, Obligationen)</text:p>
              </text:list-item>
              <text:list-item>
                <text:p text:style-name="P12">Mobile Sachanlagen (Maschinen, Einrichtungen, Fahrzeuge)</text:p>
              </text:list-item>
              <text:list-item>
                <text:p text:style-name="P12">Immobile Sachanlagen (Liegenschaften)</text:p>
              </text:list-item>
              <text:list-item>
                <text:p text:style-name="P12">Immaterielle Anlagen (Patente</text:p>
              </text:list-item>
            </text:list>
          </table:table-cell>
        </table:table-row>
      </table:table>
      <text:p text:style-name="P4"/>
      <text:p text:style-name="P3"/>
      <text:p text:style-name="P3"><text:soft-page-break/></text:p>
      <text:p text:style-name="P3"/>
      <text:p text:style-name="P3"/>
      <text:p text:style-name="P5">Gliederung der Passiven</text:p>
      <text:p text:style-name="P4">Das Fälligkeitsprinzip besagt: je früher die Schilden fällig bzw. an den Gläubiger zurückbezahlt werden müssen desto weiter oben stehen diese Schuldenposten auf der Passivseite der Bilanz.</text:p>
      <table:table table:name="Tabelle3" table:style-name="Tabelle3">
        <table:table-column table:style-name="Tabelle3.A"/>
        <table:table-column table:style-name="Tabelle3.B" table:number-columns-repeated="2"/>
        <table:table-row>
          <table:table-cell table:style-name="Tabelle3.A1" office:value-type="string">
            <text:p text:style-name="P9">Gliederung</text:p>
          </table:table-cell>
          <table:table-cell table:style-name="Tabelle3.B1" office:value-type="string">
            <text:p text:style-name="P9">Erläuterung</text:p>
          </table:table-cell>
          <table:table-cell table:style-name="Tabelle3.C1" office:value-type="string">
            <text:p text:style-name="P9">Typische Konti</text:p>
          </table:table-cell>
        </table:table-row>
        <table:table-row>
          <table:table-cell table:style-name="Tabelle3.A2" office:value-type="string">
            <text:p text:style-name="P9">Fremdkapital</text:p>
          </table:table-cell>
          <table:table-cell table:style-name="Tabelle3.B2" office:value-type="string">
            <text:p text:style-name="P9">Ist befristet bzw. kündbar. Der Fremdkapitalgeber ist nicht am Unternehmen beteiligt, hat kein Mitspracherecht und haftet nicht. Es wird unterschieden zwischen kurzfristigem Fremdkapital (bis 1 Jahr)</text:p>
            <text:p text:style-name="P9">Langfristiges Fremdkapital (&gt; 1 Jahr)</text:p>
            <text:p text:style-name="P10"/>
          </table:table-cell>
          <table:table-cell table:style-name="Tabelle3.C2" office:value-type="string">
            <text:p text:style-name="P9">Kurzfristiges Fremdkapital :</text:p>
            <text:list xml:id="list2342577396864105272" text:style-name="L3">
              <text:list-item>
                <text:p text:style-name="P13">Kreditoren </text:p>
              </text:list-item>
            </text:list>
            <text:p text:style-name="P9"/>
            <text:p text:style-name="P9">Langfristiges Fremdkapital:</text:p>
            <text:list xml:id="list1028280089292806425" text:style-name="L4">
              <text:list-item>
                <text:p text:style-name="P14">Darlehen</text:p>
              </text:list-item>
              <text:list-item>
                <text:p text:style-name="P14">Hypotek</text:p>
              </text:list-item>
            </text:list>
          </table:table-cell>
        </table:table-row>
        <table:table-row>
          <table:table-cell table:style-name="Tabelle3.A3" office:value-type="string">
            <text:p text:style-name="P9">Eigenkapital</text:p>
          </table:table-cell>
          <table:table-cell table:style-name="Tabelle3.B3" office:value-type="string">
            <text:p text:style-name="P9">Das Eigenkapital entspricht der Schuld des Unternehmens gegenüber seinen Eigentümern.</text:p>
          </table:table-cell>
          <table:table-cell table:style-name="Tabelle3.C3" office:value-type="string">
            <text:list xml:id="list3898408661638913087" text:style-name="L5">
              <text:list-item>
                <text:p text:style-name="P15">Kapital (Eigenkapital, Aktienkapital)</text:p>
              </text:list-item>
              <text:list-item>
                <text:p text:style-name="P15">Reserven</text:p>
              </text:list-item>
              <text:list-item>
                <text:p text:style-name="P15">Gewinn</text:p>
              </text:list-item>
            </text:list>
          </table:table-cell>
        </table:table-row>
      </table:table>
      <text:p text:style-name="P3"/>
      <text:p text:style-name="P1"><draw:frame draw:style-name="fr1" draw:name="1" text:anchor-type="as-char" svg:width="13.993cm" style:rel-width="scale" svg:height="11.656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3"><text:soft-page-break/></text:p>
      <text:p text:style-name="P3"/>
      <text:p text:style-name="P5">Funktionen der Bilanz:</text:p>
      <table:table table:name="Tabelle4" table:style-name="Tabelle4">
        <table:table-column table:style-name="Tabelle4.A" table:number-columns-repeated="2"/>
        <table:table-row>
          <table:table-cell table:style-name="Tabelle4.A1" office:value-type="string">
            <text:p text:style-name="P9">Funktion</text:p>
          </table:table-cell>
          <table:table-cell table:style-name="Tabelle4.B1" office:value-type="string">
            <text:p text:style-name="P9">Erklärung</text:p>
          </table:table-cell>
        </table:table-row>
        <table:table-row>
          <table:table-cell table:style-name="Tabelle4.A2" office:value-type="string">
            <text:p text:style-name="P9">Dokumentation</text:p>
          </table:table-cell>
          <table:table-cell table:style-name="Tabelle4.B2" office:value-type="string">
            <text:p text:style-name="P9">Die Bilanz stellt eine Bestandsaufnahme der im Unternehmen vorhandenen Vermögen und Schulden an einem Stichtag (z.B.31.12.2016) dar.</text:p>
          </table:table-cell>
        </table:table-row>
        <table:table-row>
          <table:table-cell table:style-name="Tabelle4.A3" office:value-type="string">
            <text:p text:style-name="P9">Gewinnermittlung</text:p>
          </table:table-cell>
          <table:table-cell table:style-name="Tabelle4.B3" office:value-type="string">
            <text:p text:style-name="P9">In der Bilanz wird der Gewinn bzw. der Verlust einer bestimmten Periode ersichtlich.</text:p>
          </table:table-cell>
        </table:table-row>
        <table:table-row>
          <table:table-cell table:style-name="Tabelle4.A4" office:value-type="string">
            <text:p text:style-name="P9">Information</text:p>
          </table:table-cell>
          <table:table-cell table:style-name="Tabelle4.B4" office:value-type="string">
            <text:p text:style-name="P9">Die Bilanz informiert intern (als Steuerungsinstrument für das Unternehmen) sowie extern (z.B. Kapitalgeber, Staat) über die finanzielle Lage des Unternehmens.</text:p>
          </table:table-cell>
        </table:table-row>
      </table:table>
      <text:p text:style-name="P3"/>
      <text:p text:style-name="P7">Erfolgsrechnung</text:p>
      <text:p text:style-name="P3">Gegenüberstellung aller Ertäge und Aufwände eines Untenehmens über einen Zeitraum.</text:p>
      <text:p text:style-name="P3">Die Aufwände zeigen an wie viel des Vermögens ausgegeben wurde und wofür.</text:p>
      <text:p text:style-name="P16">Die Erträge geben an, wie viel eingenommen wurde und wofür.</text:p>
      <text:p text:style-name="P2"><draw:frame draw:style-name="fr2" draw:name="2" text:anchor-type="as-char" svg:width="14.023cm" style:rel-width="scale" svg:height="11.165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8T13:21:19.816000000</dc:date>
    <meta:editing-duration>PT5M24S</meta:editing-duration>
    <meta:editing-cycles>2</meta:editing-cycles>
    <meta:generator>LibreOffice/5.2.4.2$Windows_x86 LibreOffice_project/3d5603e1122f0f102b62521720ab13a38a4e0eb0</meta:generator>
    <meta:document-statistic meta:table-count="4" meta:image-count="0" meta:object-count="2" meta:page-count="3" meta:paragraph-count="55" meta:word-count="316" meta:character-count="2403" meta:non-whitespace-character-count="2152"/>
  </office:meta>
</office:document-meta>
</file>